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d276a" officeooo:paragraph-rsid="000d276a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d276a" officeooo:paragraph-rsid="000d276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f7c99" officeooo:paragraph-rsid="000f7c9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f7c99" officeooo:paragraph-rsid="0019cfe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3a082" officeooo:paragraph-rsid="0014723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42ac1" officeooo:paragraph-rsid="0014723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5178f" officeooo:paragraph-rsid="0015178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9cfe1" officeooo:paragraph-rsid="0019cfe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d62b9" officeooo:paragraph-rsid="001d62b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style:line-height-at-least="0.503cm"/>
      <style:text-properties fo:color="#d4d4d4" fo:background-color="#1e1e1e"/>
    </style:style>
    <style:style style:name="P11" style:family="paragraph">
      <loext:graphic-properties draw:fill="none" draw:fill-color="#ffffff"/>
    </style:style>
    <style:style style:name="T1" style:family="text">
      <style:text-properties officeooo:rsid="000f88f1"/>
    </style:style>
    <style:style style:name="T2" style:family="text">
      <style:text-properties officeooo:rsid="001140b3"/>
    </style:style>
    <style:style style:name="T3" style:family="text">
      <style:text-properties officeooo:rsid="00147232"/>
    </style:style>
    <style:style style:name="T4" style:family="text">
      <style:text-properties officeooo:rsid="0016032e"/>
    </style:style>
    <style:style style:name="T5" style:family="text">
      <style:text-properties officeooo:rsid="001fd0b5"/>
    </style:style>
    <style:style style:name="T6" style:family="text">
      <style:text-properties fo:color="#c586c0"/>
    </style:style>
    <style:style style:name="T7" style:family="text">
      <style:text-properties fo:color="#c586c0" style:font-name="Droid Sans Mono" fo:font-size="10.5pt" fo:font-weight="normal"/>
    </style:style>
    <style:style style:name="T8" style:family="text">
      <style:text-properties fo:color="#dcdcaa"/>
    </style:style>
    <style:style style:name="T9" style:family="text">
      <style:text-properties fo:color="#dcdcaa" style:font-name="Droid Sans Mono" fo:font-size="10.5pt" fo:font-weight="normal"/>
    </style:style>
    <style:style style:name="T10" style:family="text">
      <style:text-properties style:font-name="Droid Sans Mono" fo:font-size="10.5pt" fo:font-weight="normal"/>
    </style:style>
    <style:style style:name="T11" style:family="text">
      <style:text-properties fo:color="#ce9178" style:font-name="Droid Sans Mono" fo:font-size="10.5pt" fo:font-weight="normal"/>
    </style:style>
    <style:style style:name="T12" style:family="text">
      <style:text-properties fo:color="#b5cea8" style:font-name="Droid Sans Mono" fo:font-size="10.5pt" fo:font-weight="normal"/>
    </style:style>
    <style:style style:name="T13" style:family="text">
      <style:text-properties officeooo:rsid="001fef85"/>
    </style:style>
    <style:style style:name="gr1" style:family="graphic">
      <style:graphic-properties draw:stroke="none" svg:stroke-color="#000000" draw:fill="none" draw:fill-color="#ffffff" fo:min-height="2.58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Forme1" draw:style-name="gr1" draw:text-style-name="P11" svg:width="4.763cm" svg:height="2.59cm" svg:x="-0.176cm" svg:y="-0.245cm"><draw:text-box><text:p/><text:p>FOURNIER Bastien</text:p><text:p>ABDOULAYE Hamat</text:p></draw:text-box></draw:frame>COMPTE RENDU TD7</text:p>
      <text:p text:style-name="P1">PASD</text:p>
      <text:p text:style-name="P1"/>
      <text:p text:style-name="P1"/>
      <text:p text:style-name="P2"/>
      <text:p text:style-name="P3">1°) <text:span text:style-name="T3">Chaque opérateur unaire possède un signe et son argument auquel il applique l’opérateur définit par le signe.</text:span></text:p>
      <text:p text:style-name="P3"/>
      <text:p text:style-name="P5">2°) <text:span text:style-name="T2">Chaque opérateur binaire possède un argument gauche et droite auxquels il applique son signe.</text:span></text:p>
      <text:p text:style-name="P6">La fonction « eval » permet d’évaluer l’argument gauche en premier puis le deuxième pour ensuite renvoyer le résultat.</text:p>
      <text:p text:style-name="P3"/>
      <text:p text:style-name="P3"><text:span text:style-name="T2">3</text:span>°) Diagramme des classes : <text:span text:style-name="T1">Image diagramme.png dans l’archive, faute de place.</text:span></text:p>
      <text:p text:style-name="P3"/>
      <text:p text:style-name="P7">4°) <text:span text:style-name="T4">En utilisant les références, la modification n’aurait pas été possible.</text:span></text:p>
      <text:p text:style-name="P3"/>
      <text:p text:style-name="P8">5°) <text:span text:style-name="T13">va 7 := va + va 100 := va + *</text:span></text:p>
      <text:p text:style-name="P4"/>
      <text:p text:style-name="P3"/>
      <text:p text:style-name="P9">Conclusion : L<text:span text:style-name="T5">e TD a été réussi entièrement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4:15:45.447384496</meta:creation-date>
    <dc:date>2017-12-08T17:39:39.958778355</dc:date>
    <meta:editing-duration>PT2H53M35S</meta:editing-duration>
    <meta:editing-cycles>19</meta:editing-cycles>
    <meta:generator>LibreOffice/5.4.2.2$Linux_X86_64 LibreOffice_project/40m0$Build-2</meta:generator>
    <meta:document-statistic meta:table-count="0" meta:image-count="0" meta:object-count="0" meta:page-count="1" meta:paragraph-count="9" meta:word-count="99" meta:character-count="579" meta:non-whitespace-character-count="489"/>
  </office:meta>
</office:document-meta>
</file>